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text-properties fo:font-size="14pt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break-before="page"/>
      <style:text-properties fo:font-size="14pt" fo:font-weight="bold" style:font-size-asian="12.25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tax Definition</text:p>
      <text:p text:style-name="P2"/>
      <text:p text:style-name="P2">hi we are the “IDK” group</text:p>
      <text:p text:style-name="P2"/>
      <text:p text:style-name="P2">VAR → [a-zA-Z] [a-z]*</text:p>
      <text:p text:style-name="P2">LETTER → [a-z]</text:p>
      <text:p text:style-name="P2">NUMBER → [0-9]+</text:p>
      <text:p text:style-name="P2"/>
      <text:p text:style-name="P2">Data → NUMBER | VAR</text:p>
      <text:p text:style-name="P2">Function → DRANK | ATE </text:p>
      <text:p text:style-name="P2">Expr → NUMBER | VAR </text:p>
      <text:p text:style-name="P2"><text:tab/><text:tab/>| MONOOP <text:s/>Expr</text:p>
      <text:p text:style-name="P2"><text:tab/><text:tab/>| Data BINOP Data { BINOP Data }</text:p>
      <text:p text:style-name="P2"/>
      <text:p text:style-name="P2">BINOP → '+' | '%' | '/' | '^' | '&amp;' | '|' | '*' </text:p>
      <text:p text:style-name="P2"/>
      <text:p text:style-name="P2">MONOOP → '~'</text:p>
      <text:p text:style-name="P2"/>
      <text:p text:style-name="P2">DataTypes → 'number' | 'letter'</text:p>
      <text:p text:style-name="P2"/>
      <text:p text:style-name="P2">Statement → VAR 'was a' <text:s/>DataTypes | </text:p>
      <text:p text:style-name="P2"><text:tab/><text:tab/> <text:s/>VAR 'became' {LETTER | Expr} |</text:p>
      <text:p text:style-name="P2"><text:tab/><text:tab/> <text:s/>Expr 'said' Alice |</text:p>
      <text:p text:style-name="P2"><text:tab/><text:tab/> <text:s/>VAR Function |</text:p>
      <text:p text:style-name="P2"><text:tab/><text:tab/> <text:s/>Statement 'too'</text:p>
      <text:p text:style-name="P2"/>
      <text:p text:style-name="P2">Program → ' The looking-glass hatta () '</text:p>
      <text:p text:style-name="P2"><text:tab/><text:tab/>'opened' StatmentList 'closed'</text:p>
      <text:p text:style-name="P2"/>
      <text:p text:style-name="P2">StatementConjunctions → '.' | 'and' | 'but' | ',' | 'then'</text:p>
      <text:p text:style-name="P2">StatementList → EPSILON</text:p>
      <text:p text:style-name="P2"><text:tab/><text:tab/> <text:s text:c="7"/>| Statement StatementConjunctions StatementList</text:p>
      <text:p text:style-name="P2"/>
      <text:p text:style-name="P2"/>
      <text:p text:style-name="P4">Assumptions</text:p>
      <text:p text:style-name="P2"/>
      <text:list xml:id="list17673222161" text:style-name="L1">
        <text:list-item>
          <text:p text:style-name="P3">No variables allowed with a digit in their name.</text:p>
        </text:list-item>
        <text:list-item>
          <text:p text:style-name="P3">Variables <text:s/>can start with a either a lower case or upper case character and no other character apart from the first letter is allowed to have an upper case character. </text:p>
        </text:list-item>
        <text:list-item>
          <text:p text:style-name="P3">Statement “VAR String” does not have any affect on the current state of the program.</text:p>
        </text:list-item>
        <text:list-item>
          <text:p text:style-name="P3">The number data type in Malice is a 9 bit integer which defines the limit for the data type NUMBER to be -256 to 255. Any other assignment with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30T11:11:00</meta:creation-date>
    <meta:editing-duration>PT00H36M58S</meta:editing-duration>
    <meta:editing-cycles>3</meta:editing-cycles>
    <meta:generator>OpenOffice.org/3.2$Unix OpenOffice.org_project/320m12$Build-9483</meta:generator>
    <meta:initial-creator>varun </meta:initial-creator>
    <dc:date>2012-10-30T11:47:57</dc:date>
    <dc:creator>varun </dc:creator>
    <meta:document-statistic meta:table-count="0" meta:image-count="0" meta:object-count="0" meta:page-count="2" meta:paragraph-count="28" meta:word-count="208" meta:character-count="1094"/>
  </office:meta>
</office:document-meta>
</file>